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30000000556407EFA707A3C6115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2.723cm, 0.305cm, 5.136cm, 0.533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1.845cm" svg:y="-2cm" svg:width="20.692cm" svg:height="29.637cm" draw:z-index="0"><draw:image xlink:href="Pictures/100000000000030000000556407EFA707A3C6115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07T15:12:29.772854378</meta:creation-date>
    <dc:date>2019-09-07T15:17:46.228912928</dc:date>
    <meta:editing-duration>PT5M21S</meta:editing-duration>
    <meta:editing-cycles>1</meta:editing-cycles>
    <meta:generator>LibreOffice/6.0.6.2$Linux_X86_64 LibreOffice_project/00m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